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7.9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67.65mm" fo:break-before="auto" style:use-optimal-row-height="true"/>
    </style:style>
    <style:style style:name="ro9" style:family="table-row">
      <style:table-row-properties style:row-height="75.55mm" fo:break-before="auto" style:use-optimal-row-height="true"/>
    </style:style>
    <style:style style:name="ro10" style:family="table-row">
      <style:table-row-properties style:row-height="87.4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95.29mm" fo:break-before="auto" style:use-optimal-row-height="true"/>
    </style:style>
    <style:style style:name="ro13" style:family="table-row">
      <style:table-row-properties style:row-height="99.24mm" fo:break-before="auto" style:use-optimal-row-height="true"/>
    </style:style>
    <style:style style:name="ro14" style:family="table-row">
      <style:table-row-properties style:row-height="59.76mm" fo:break-before="auto" style:use-optimal-row-height="true"/>
    </style:style>
    <style:style style:name="ro15" style:family="table-row">
      <style:table-row-properties style:row-height="43.96mm" fo:break-before="auto" style:use-optimal-row-height="true"/>
    </style:style>
    <style:style style:name="ro16" style:family="table-row">
      <style:table-row-properties style:row-height="63.69mm" fo:break-before="auto" style:use-optimal-row-height="tru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71.6mm" fo:break-before="auto" style:use-optimal-row-height="true"/>
    </style:style>
    <style:style style:name="ro19" style:family="table-row">
      <style:table-row-properties style:row-height="103.19mm" fo:break-before="auto" style:use-optimal-row-height="true"/>
    </style:style>
    <style:style style:name="ro20" style:family="table-row">
      <style:table-row-properties style:row-height="79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359.2mm" svg:height="207.73mm" svg:x="105.75mm" svg:y="0.97mm">
            <draw:object draw:notify-on-update-of-ranges="results.C14:results.C25 results.B14:results.B25 results.A2:results.A2 results.C14:results.C25 results.B14:results.B25 results.A14:results.A14 results.C14:results.C25 results.B26:results.B35 results.A26:results.A26 results.C26:results.C35 results.B36:results.B44 results.A43:results.A43 results.C36:results.C44 results.B45:results.B52 results.A47:results.A47 results.C45:results.C52 results.B53:results.B59 results.A58:results.A58 results.C53:results.C59 results.B60:results.B65 results.A60:results.A60 results.C60:results.C65 results.B66:results.B70 results.A67:results.A67 results.C66:results.C70 results.B71:results.B74 results.A71:results.A71 results.C71:results.C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2464" calcext:value-type="float">
            <text:p>0,032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66096" calcext:value-type="float">
            <text:p>0,066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126237" calcext:value-type="float">
            <text:p>0,126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03601" calcext:value-type="float">
            <text:p>0,203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13598" calcext:value-type="float">
            <text:p>0,313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438834" calcext:value-type="float">
            <text:p>0,438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611195" calcext:value-type="float">
            <text:p>0,611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747466" calcext:value-type="float">
            <text:p>0,747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940744" calcext:value-type="float">
            <text:p>0,940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.152108" calcext:value-type="float">
            <text:p>1,152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.380966" calcext:value-type="float">
            <text:p>1,380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.654454" calcext:value-type="float">
            <text:p>1,654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.929818" calcext:value-type="float">
            <text:p>1,929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48777" calcext:value-type="float">
            <text:p>0,0487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080543" calcext:value-type="float">
            <text:p>0,080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148892" calcext:value-type="float">
            <text:p>0,1488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316743" calcext:value-type="float">
            <text:p>0,3167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303792" calcext:value-type="float">
            <text:p>0,303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222749" calcext:value-type="float">
            <text:p>0,222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761653" calcext:value-type="float">
            <text:p>0,7616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955554" calcext:value-type="float">
            <text:p>0,9555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82008" calcext:value-type="float">
            <text:p>0,82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0.967451" calcext:value-type="float">
            <text:p>0,967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0.650946" calcext:value-type="float">
            <text:p>0,6509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1.324158" calcext:value-type="float">
            <text:p>1,324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130546" calcext:value-type="float">
            <text:p>0,1305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209475" calcext:value-type="float">
            <text:p>0,2094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218515" calcext:value-type="float">
            <text:p>0,218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437345" calcext:value-type="float">
            <text:p>0,4373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0.442004" calcext:value-type="float">
            <text:p>0,4420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0.287791" calcext:value-type="float">
            <text:p>0,2877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.944245" calcext:value-type="float">
            <text:p>0,9442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814354" calcext:value-type="float">
            <text:p>0,8143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1.401307" calcext:value-type="float">
            <text:p>1,4013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.138468" calcext:value-type="float">
            <text:p>1,138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.209122" calcext:value-type="float">
            <text:p>0,209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226444" calcext:value-type="float">
            <text:p>0,226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308155" calcext:value-type="float">
            <text:p>0,308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0.47033" calcext:value-type="float">
            <text:p>0,470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.520254" calcext:value-type="float">
            <text:p>0,5202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0.648303" calcext:value-type="float">
            <text:p>0,6483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.163689" calcext:value-type="float">
            <text:p>1,1636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0.984654" calcext:value-type="float">
            <text:p>0,984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0.642887" calcext:value-type="float">
            <text:p>0,6428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.221485" calcext:value-type="float">
            <text:p>0,221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0.307495" calcext:value-type="float">
            <text:p>0,3074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0.421519" calcext:value-type="float">
            <text:p>0,4215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0.786387" calcext:value-type="float">
            <text:p>0,7863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693636" calcext:value-type="float">
            <text:p>0,6936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0.460758" calcext:value-type="float">
            <text:p>0,4607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0.547337" calcext:value-type="float">
            <text:p>0,5473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0.658646" calcext:value-type="float">
            <text:p>0,6586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0.466374" calcext:value-type="float">
            <text:p>0,4663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0.602088" calcext:value-type="float">
            <text:p>0,602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0.597263" calcext:value-type="float">
            <text:p>0,5972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0.654753" calcext:value-type="float">
            <text:p>0,6547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828765" calcext:value-type="float">
            <text:p>0,8287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1.002449" calcext:value-type="float">
            <text:p>1,0024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1.161843" calcext:value-type="float">
            <text:p>1,1618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0.416215" calcext:value-type="float">
            <text:p>0,4162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0.551021" calcext:value-type="float">
            <text:p>0,5510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0.673704" calcext:value-type="float">
            <text:p>0,6737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.212718" calcext:value-type="float">
            <text:p>1,2127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0.995358" calcext:value-type="float">
            <text:p>0,9953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1.672742" calcext:value-type="float">
            <text:p>1,6727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0.556661" calcext:value-type="float">
            <text:p>0,5566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0.672467" calcext:value-type="float">
            <text:p>0,6724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0.83121" calcext:value-type="float">
            <text:p>0,831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.426009" calcext:value-type="float">
            <text:p>1,4260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.168986" calcext:value-type="float">
            <text:p>1,16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0.670104" calcext:value-type="float">
            <text:p>0,6701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0.838472" calcext:value-type="float">
            <text:p>0,8384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.418753" calcext:value-type="float">
            <text:p>1,4187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.190159" calcext:value-type="float">
            <text:p>1,1901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.691128" calcext:value-type="float">
            <text:p>1,6911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.432336" calcext:value-type="float">
            <text:p>1,4323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1.689002" calcext:value-type="float">
            <text:p>1,6890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.486922" calcext:value-type="float">
            <text:p>1,4869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.189426" calcext:value-type="float">
            <text:p>1,1894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.192018" calcext:value-type="float">
            <text:p>1,19201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/>
            <text:p>130;32;</text:p>
            <text:p>130;42;</text:p>
            <text:p>130;52;</text:p>
            <text:p>130;62;</text:p>
            <text:p>130;72;</text:p>
            <text:p>130;82;</text:p>
            <text:p>130;92;</text:p>
            <text:p>130;102;</text:p>
            <text:p>130;112;</text:p>
            <text:p>130;122;</text:p>
            <text:p>140;2;2,246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0.873862" calcext:value-type="float">
            <text:p>0,87386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/>
            <text:p>140;32;</text:p>
            <text:p>140;42;1,563588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/>
            <text:p>140;62;</text:p>
            <text:p>140;72;</text:p>
            <text:p>140;82;</text:p>
            <text:p>140;92;</text:p>
            <text:p>140;102;</text:p>
            <text:p>140;112;1,609275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/>
            <text:p>140;132;</text:p>
            <text:p>150;2;2,562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0.973699" calcext:value-type="float">
            <text:p>0,97369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/>
            <text:p>150;32;</text:p>
            <text:p>150;42;2,590212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/>
            <text:p>150;62;</text:p>
            <text:p>150;72;</text:p>
            <text:p>150;82;</text:p>
            <text:p>150;92;</text:p>
            <text:p>150;102;</text:p>
            <text:p>150;112;</text:p>
            <text:p>150;122;1,06316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/>
            <text:p>150;142;</text:p>
            <text:p>160;2;2,904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.007961" calcext:value-type="float">
            <text:p>2,007961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/>
            <text:p>160;32;</text:p>
            <text:p>160;42;</text:p>
            <text:p>160;52;</text:p>
            <text:p>160;62;</text:p>
            <text:p>160;72;</text:p>
            <text:p>160;82;</text:p>
            <text:p>160;92;</text:p>
            <text:p>160;102;</text:p>
            <text:p>160;112;3,055725</text:p>
          </table:table-cell>
        </table:table-row>
        <table:table-row table:style-name="ro7"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/>
            <text:p>160;132;</text:p>
            <text:p>160;142;</text:p>
            <text:p>160;152;</text:p>
            <text:p>170;2;3,277886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/>
            <text:p>170;22;</text:p>
            <text:p>170;32;</text:p>
            <text:p>170;42;</text:p>
            <text:p>170;52;</text:p>
            <text:p>170;62;</text:p>
            <text:p>170;72;</text:p>
            <text:p>170;82;</text:p>
            <text:p>170;92;</text:p>
            <text:p>170;102;</text:p>
            <text:p>170;112;</text:p>
            <text:p>170;122;</text:p>
            <text:p>170;132;</text:p>
            <text:p>170;142;</text:p>
            <text:p>170;152;</text:p>
            <text:p>170;162;</text:p>
            <text:p>180;2;3,710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.410725" calcext:value-type="float">
            <text:p>1,410725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/>
            <text:p>180;32;</text:p>
            <text:p>180;42;</text:p>
            <text:p>180;52;</text:p>
            <text:p>180;62;</text:p>
            <text:p>180;72;</text:p>
            <text:p>180;82;</text:p>
            <text:p>180;92;</text:p>
            <text:p>180;102;</text:p>
            <text:p>180;112;3,788631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/>
            <text:p>180;132;</text:p>
            <text:p>180;142;</text:p>
            <text:p>180;152;</text:p>
            <text:p>180;162;</text:p>
            <text:p>180;172;</text:p>
            <text:p>190;2;4,078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2.839932" calcext:value-type="float">
            <text:p>2,83993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/>
            <text:p>190;32;</text:p>
            <text:p>190;42;4,124167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/>
            <text:p>190;62;</text:p>
            <text:p>190;72;</text:p>
            <text:p>190;82;</text:p>
            <text:p>190;92;</text:p>
            <text:p>190;102;</text:p>
            <text:p>190;112;2,992502</text:p>
          </table:table-cell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/>
            <text:p>190;132;</text:p>
            <text:p>190;142;</text:p>
            <text:p>190;152;</text:p>
            <text:p>190;162;</text:p>
            <text:p>190;172;</text:p>
            <text:p>190;182;</text:p>
            <text:p>200;2;4,5474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.194457" calcext:value-type="float">
            <text:p>3,194457</text:p>
          </table:table-cell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/>
            <text:p>200;32;</text:p>
            <text:p>200;42;</text:p>
            <text:p>200;52;</text:p>
            <text:p>200;62;</text:p>
            <text:p>200;72;</text:p>
            <text:p>200;82;</text:p>
            <text:p>200;92;</text:p>
            <text:p>200;102;</text:p>
            <text:p>200;112;</text:p>
            <text:p>200;122;</text:p>
            <text:p>200;132;</text:p>
            <text:p>200;142;</text:p>
            <text:p>200;152;</text:p>
            <text:p>200;162;</text:p>
            <text:p>200;172;</text:p>
            <text:p>200;182;</text:p>
            <text:p>200;192;</text:p>
            <text:p>210;2;5,028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1.998601" calcext:value-type="float">
            <text:p>1,99860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/>
            <text:p>210;32;</text:p>
            <text:p>210;42;1,954578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/>
            <text:p>210;62;</text:p>
            <text:p>210;72;</text:p>
            <text:p>210;82;</text:p>
            <text:p>210;92;</text:p>
            <text:p>210;102;</text:p>
            <text:p>210;112;5,188289</text:p>
          </table:table-cell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/>
            <text:p>210;132;</text:p>
            <text:p>210;142;</text:p>
            <text:p>210;152;</text:p>
            <text:p>210;162;</text:p>
            <text:p>210;172;</text:p>
            <text:p>210;182;</text:p>
            <text:p>210;192;</text:p>
            <text:p>210;202;</text:p>
            <text:p>220;2;5,628099</text:p>
          </table:table-cell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/>
            <text:p>220;22;</text:p>
            <text:p>220;32;</text:p>
            <text:p>220;42;</text:p>
            <text:p>220;52;</text:p>
            <text:p>220;62;</text:p>
            <text:p>220;72;</text:p>
            <text:p>220;82;</text:p>
            <text:p>220;92;</text:p>
            <text:p>220;102;</text:p>
            <text:p>220;112;</text:p>
            <text:p>220;122;</text:p>
            <text:p>220;132;</text:p>
            <text:p>220;142;</text:p>
            <text:p>220;152;</text:p>
            <text:p>220;162;</text:p>
            <text:p>220;172;</text:p>
            <text:p>220;182;</text:p>
            <text:p>220;192;</text:p>
            <text:p>220;202;</text:p>
            <text:p>220;212;</text:p>
            <text:p>230;2;6,131079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/>
            <text:p>230;22;</text:p>
            <text:p>230;32;</text:p>
            <text:p>230;42;4,279048</text:p>
          </table:table-cell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/>
            <text:p>230;62;</text:p>
            <text:p>230;72;</text:p>
            <text:p>230;82;</text:p>
            <text:p>230;92;</text:p>
            <text:p>230;102;</text:p>
            <text:p>230;112;</text:p>
            <text:p>230;122;</text:p>
            <text:p>230;132;</text:p>
            <text:p>230;142;</text:p>
            <text:p>230;152;</text:p>
            <text:p>230;162;</text:p>
            <text:p>230;172;</text:p>
            <text:p>230;182;</text:p>
            <text:p>230;192;</text:p>
            <text:p>230;202;</text:p>
            <text:p>230;212;</text:p>
            <text:p>230;222;</text:p>
            <text:p>240;2;6,603423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/>
            <text:p>240;22;</text:p>
            <text:p>240;32;</text:p>
            <text:p>240;42;</text:p>
            <text:p>240;52;</text:p>
            <text:p>240;62;</text:p>
            <text:p>240;72;</text:p>
            <text:p>240;82;</text:p>
            <text:p>240;92;</text:p>
            <text:p>240;102;</text:p>
            <text:p>240;112;</text:p>
            <text:p>240;122;</text:p>
            <text:p>240;132;</text:p>
            <text:p>240;142;</text:p>
            <text:p>240;152;</text:p>
            <text:p>240;162;</text:p>
            <text:p>240;172;</text:p>
            <text:p>240;182;</text:p>
            <text:p>240;192;</text:p>
            <text:p>240;202;</text:p>
            <text:p>240;212;</text:p>
            <text:p>240;222;</text:p>
            <text:p>240;232;</text:p>
            <text:p>250;2;7,499431</text:p>
          </table:table-cell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/>
            <text:p>250;22;</text:p>
            <text:p>250;32;</text:p>
            <text:p>250;42;</text:p>
            <text:p>250;52;</text:p>
            <text:p>250;62;</text:p>
            <text:p>250;72;</text:p>
            <text:p>250;82;</text:p>
            <text:p>250;92;</text:p>
            <text:p>250;102;</text:p>
            <text:p>250;112;</text:p>
            <text:p>250;122;</text:p>
            <text:p>250;132;</text:p>
            <text:p>250;142;</text:p>
            <text:p>250;152;</text:p>
            <text:p>250;162;</text:p>
            <text:p>250;172;</text:p>
            <text:p>250;182;</text:p>
            <text:p>250;192;</text:p>
            <text:p>250;202;</text:p>
            <text:p>250;212;</text:p>
            <text:p>250;222;</text:p>
            <text:p>250;232;</text:p>
            <text:p>250;242;</text:p>
            <text:p>260;2;8,01852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/>
            <text:p>260;22;</text:p>
            <text:p>260;32;</text:p>
            <text:p>260;42;</text:p>
            <text:p>260;52;</text:p>
            <text:p>260;62;</text:p>
            <text:p>260;72;</text:p>
            <text:p>260;82;</text:p>
            <text:p>260;92;</text:p>
            <text:p>260;102;8,3339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0" calcext:value-type="float">
            <text:p>260</text:p>
          </table:table-cell>
          <table:table-cell office:value-type="float" office:value="3.691255" calcext:value-type="float">
            <text:p>3,691255</text:p>
          </table:table-cell>
        </table:table-row>
        <table:table-row table:style-name="ro14">
          <table:table-cell office:value-type="float" office:value="122" calcext:value-type="float">
            <text:p>12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/>
            <text:p>260;132;</text:p>
            <text:p>260;142;</text:p>
            <text:p>260;152;</text:p>
            <text:p>260;162;</text:p>
            <text:p>260;172;</text:p>
            <text:p>260;182;</text:p>
            <text:p>260;192;</text:p>
            <text:p>260;202;</text:p>
            <text:p>260;212;</text:p>
            <text:p>260;222;</text:p>
            <text:p>260;232;</text:p>
            <text:p>260;242;</text:p>
            <text:p>260;252;</text:p>
            <text:p>270;2;8,870416</text:p>
          </table:table-cell>
        </table:table-row>
        <table:table-row table:style-name="ro15"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/>
            <text:p>270;22;</text:p>
            <text:p>270;32;</text:p>
            <text:p>270;42;</text:p>
            <text:p>270;52;</text:p>
            <text:p>270;62;</text:p>
            <text:p>270;72;</text:p>
            <text:p>270;82;</text:p>
            <text:p>270;92;</text:p>
            <text:p>270;102;</text:p>
            <text:p>270;112;6,496380</text:p>
          </table:table-cell>
        </table:table-row>
        <table:table-row table:style-name="ro16"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/>
            <text:p>270;132;</text:p>
            <text:p>270;142;</text:p>
            <text:p>270;152;</text:p>
            <text:p>270;162;</text:p>
            <text:p>270;172;</text:p>
            <text:p>270;182;</text:p>
            <text:p>270;192;</text:p>
            <text:p>270;202;</text:p>
            <text:p>270;212;</text:p>
            <text:p>270;222;</text:p>
            <text:p>270;232;</text:p>
            <text:p>270;242;</text:p>
            <text:p>270;252;</text:p>
            <text:p>270;262;</text:p>
            <text:p>280;2;9,658138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/>
            <text:p>280;22;</text:p>
            <text:p>280;32;</text:p>
            <text:p>280;42;4,329037</text:p>
          </table:table-cell>
        </table:table-row>
        <table:table-row table:style-name="ro17">
          <table:table-cell office:value-type="float" office:value="52" calcext:value-type="float">
            <text:p>5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/>
            <text:p>280;62;</text:p>
            <text:p>280;72;</text:p>
            <text:p>280;82;</text:p>
            <text:p>280;92;</text:p>
            <text:p>280;102;9,7162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0" calcext:value-type="float">
            <text:p>280</text:p>
          </table:table-cell>
          <table:table-cell office:value-type="float" office:value="9.818961" calcext:value-type="float">
            <text:p>9,818961</text:p>
          </table:table-cell>
        </table:table-row>
        <table:table-row table:style-name="ro8">
          <table:table-cell office:value-type="float" office:value="122" calcext:value-type="float">
            <text:p>12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/>
            <text:p>280;132;</text:p>
            <text:p>280;142;</text:p>
            <text:p>280;152;</text:p>
            <text:p>280;162;</text:p>
            <text:p>280;172;</text:p>
            <text:p>280;182;</text:p>
            <text:p>280;192;</text:p>
            <text:p>280;202;</text:p>
            <text:p>280;212;</text:p>
            <text:p>280;222;</text:p>
            <text:p>280;232;</text:p>
            <text:p>280;242;</text:p>
            <text:p>280;252;</text:p>
            <text:p>280;262;</text:p>
            <text:p>280;272;</text:p>
            <text:p>290;2;10,409400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/>
            <text:p>290;22;</text:p>
            <text:p>290;32;</text:p>
            <text:p>290;42;8,112313</text:p>
          </table:table-cell>
        </table:table-row>
        <table:table-row table:style-name="ro17">
          <table:table-cell office:value-type="float" office:value="52" calcext:value-type="float">
            <text:p>5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/>
            <text:p>290;62;</text:p>
            <text:p>290;72;</text:p>
            <text:p>290;82;</text:p>
            <text:p>290;92;</text:p>
            <text:p>290;102;10,9102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0" calcext:value-type="float">
            <text:p>290</text:p>
          </table:table-cell>
          <table:table-cell office:value-type="float" office:value="8.121032" calcext:value-type="float">
            <text:p>8,121032</text:p>
          </table:table-cell>
        </table:table-row>
        <table:table-row table:style-name="ro18">
          <table:table-cell office:value-type="float" office:value="122" calcext:value-type="float">
            <text:p>12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/>
            <text:p>290;132;</text:p>
            <text:p>290;142;</text:p>
            <text:p>290;152;</text:p>
            <text:p>290;162;</text:p>
            <text:p>290;172;</text:p>
            <text:p>290;182;</text:p>
            <text:p>290;192;</text:p>
            <text:p>290;202;</text:p>
            <text:p>290;212;</text:p>
            <text:p>290;222;</text:p>
            <text:p>290;232;</text:p>
            <text:p>290;242;</text:p>
            <text:p>290;252;</text:p>
            <text:p>290;262;</text:p>
            <text:p>290;272;</text:p>
            <text:p>290;282;</text:p>
            <text:p>300;2;11,416553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/>
            <text:p>300;22;</text:p>
            <text:p>300;32;</text:p>
            <text:p>300;42;5,594594</text:p>
          </table:table-cell>
        </table:table-row>
        <table:table-row table:style-name="ro19"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/>
            <text:p>300;62;</text:p>
            <text:p>300;72;</text:p>
            <text:p>300;82;</text:p>
            <text:p>300;92;</text:p>
            <text:p>300;102;</text:p>
            <text:p>300;112;</text:p>
            <text:p>300;122;</text:p>
            <text:p>300;132;</text:p>
            <text:p>300;142;</text:p>
            <text:p>300;152;</text:p>
            <text:p>300;162;</text:p>
            <text:p>300;172;</text:p>
            <text:p>300;182;</text:p>
            <text:p>300;192;</text:p>
            <text:p>300;202;</text:p>
            <text:p>300;212;</text:p>
            <text:p>300;222;</text:p>
            <text:p>300;232;</text:p>
            <text:p>300;242;</text:p>
            <text:p>300;252;</text:p>
            <text:p>300;262;</text:p>
            <text:p>300;272;</text:p>
            <text:p>300;282;</text:p>
            <text:p>300;292;</text:p>
            <text:p>310;2;12,296759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/>
            <text:p>310;22;</text:p>
            <text:p>310;32;</text:p>
            <text:p>310;42;12,172864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/>
            <text:p>310;62;</text:p>
            <text:p>310;72;</text:p>
            <text:p>310;82;</text:p>
            <text:p>310;92;</text:p>
            <text:p>310;102;</text:p>
            <text:p>310;112;13,969868</text:p>
          </table:table-cell>
        </table:table-row>
        <table:table-row table:style-name="ro20">
          <table:table-cell office:value-type="float" office:value="122" calcext:value-type="float">
            <text:p>12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/>
            <text:p>310;132;</text:p>
            <text:p>310;142;</text:p>
            <text:p>310;152;</text:p>
            <text:p>310;162;</text:p>
            <text:p>310;172;</text:p>
            <text:p>310;182;</text:p>
            <text:p>310;192;</text:p>
            <text:p>310;202;</text:p>
            <text:p>310;212;</text:p>
            <text:p>310;222;</text:p>
            <text:p>310;232;</text:p>
            <text:p>310;242;</text:p>
            <text:p>310;252;</text:p>
            <text:p>310;262;</text:p>
            <text:p>310;272;</text:p>
            <text:p>310;282;</text:p>
            <text:p>310;292;</text:p>
            <text:p>310;302;</text:p>
            <text:p/>
          </table:table-cell>
        </table:table-row>
      </table:table>
      <table:named-expressions/>
      <table:database-ranges>
        <table:database-range table:name="__Anonymous_Sheet_DB__0" table:target-range-address="results.A1:results.C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1:08:12.644798948</dc:date>
    <meta:editing-duration>PT7M29S</meta:editing-duration>
    <meta:editing-cycles>1</meta:editing-cycles>
    <meta:document-statistic meta:table-count="1" meta:cell-count="387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921cm" svg:height="20.774cm" xlink:href=".." xlink:type="simple" chart:class="chart:scatter" chart:style-name="ch1">
        <chart:title svg:x="17.057cm" svg:y="0.551cm" chart:style-name="ch2">
          <text:p>Runtime</text:p>
        </chart:title>
        <chart:legend chart:legend-position="end" svg:x="34.207cm" svg:y="8.096cm" style:legend-expansion="high" chart:style-name="ch3"/>
        <chart:plot-area chart:style-name="ch4" table:cell-range-address="results.B14:results.C25 results.A2:results.A2 results.A14:results.A14 results.A26:results.A26 results.C26:results.C74 results.A43:results.A43 results.A47:results.A47 results.A58:results.A58 results.A60:results.A60 results.A67:results.A67 results.A71:results.A71" chart:data-source-has-labels="both" svg:x="1.729cm" svg:y="1.745cm" svg:width="31.76cm" svg:height="17.633cm">
          <chartooo:coordinate-region svg:x="2.456cm" svg:y="1.945cm" svg:width="30.753cm" svg:height="16.786cm"/>
          <chart:axis chart:dimension="x" chart:name="primary-x" chart:style-name="ch5" chartooo:axis-type="auto">
            <chart:title svg:x="16.612cm" svg:y="19.793cm" chart:style-name="ch6">
              <text:p>size of space</text:p>
            </chart:title>
            <chart:categories table:cell-range-address="results.C14:results.C25"/>
            <chart:grid chart:style-name="ch7" chart:class="major"/>
          </chart:axis>
          <chart:axis chart:dimension="y" chart:name="primary-y" chart:style-name="ch8">
            <chart:title svg:x="0.451cm" svg:y="11.346cm" chart:style-name="ch9">
              <text:p>time in ms</text:p>
            </chart:title>
            <chart:grid chart:style-name="ch7" chart:class="major"/>
          </chart:axis>
          <chart:series chart:style-name="ch10" chart:values-cell-range-address="results.C14:results.C25" chart:label-cell-address="results.A2:results.A2" chart:class="chart:scatter">
            <chart:domain table:cell-range-address="results.B14:results.B25"/>
            <chart:data-point chart:repeated="12"/>
          </chart:series>
          <chart:series chart:style-name="ch11" chart:values-cell-range-address="results.C14:results.C25" chart:label-cell-address="results.A14:results.A14" chart:class="chart:scatter">
            <chart:data-point chart:repeated="12"/>
          </chart:series>
          <chart:series chart:style-name="ch12" chart:values-cell-range-address="results.C26:results.C35" chart:label-cell-address="results.A26:results.A26" chart:class="chart:scatter">
            <chart:domain table:cell-range-address="results.B26:results.B35"/>
            <chart:data-point chart:repeated="10"/>
          </chart:series>
          <chart:series chart:style-name="ch13" chart:values-cell-range-address="results.C36:results.C44" chart:label-cell-address="results.A43:results.A43" chart:class="chart:scatter">
            <chart:domain table:cell-range-address="results.B36:results.B44"/>
            <chart:data-point chart:repeated="9"/>
          </chart:series>
          <chart:series chart:style-name="ch14" chart:values-cell-range-address="results.C45:results.C52" chart:label-cell-address="results.A47:results.A47" chart:class="chart:scatter">
            <chart:domain table:cell-range-address="results.B45:results.B52"/>
            <chart:data-point chart:repeated="8"/>
          </chart:series>
          <chart:series chart:style-name="ch15" chart:values-cell-range-address="results.C53:results.C59" chart:label-cell-address="results.A58:results.A58" chart:class="chart:scatter">
            <chart:domain table:cell-range-address="results.B53:results.B59"/>
            <chart:data-point chart:repeated="7"/>
          </chart:series>
          <chart:series chart:style-name="ch16" chart:values-cell-range-address="results.C60:results.C65" chart:label-cell-address="results.A60:results.A60" chart:class="chart:scatter">
            <chart:domain table:cell-range-address="results.B60:results.B65"/>
            <chart:data-point chart:repeated="6"/>
          </chart:series>
          <chart:series chart:style-name="ch17" chart:values-cell-range-address="results.C66:results.C70" chart:label-cell-address="results.A67:results.A67" chart:class="chart:scatter">
            <chart:domain table:cell-range-address="results.B66:results.B70"/>
            <chart:data-point chart:repeated="5"/>
          </chart:series>
          <chart:series chart:style-name="ch18" chart:values-cell-range-address="results.C71:results.C74" chart:label-cell-address="results.A71:results.A71" chart:class="chart:scatter">
            <chart:domain table:cell-range-address="results.B71:results.B74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</text:p>
                <draw:g>
                  <svg:desc>results.A2:results.A2</svg:desc>
                </draw:g>
              </table:table-cell>
              <table:table-cell office:value-type="string">
                <text:p>12</text:p>
                <draw:g>
                  <svg:desc>results.A14:results.A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2</text:p>
                <draw:g>
                  <svg:desc>results.A26:results.A2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results.A43:results.A4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2</text:p>
                <draw:g>
                  <svg:desc>results.A47:results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2</text:p>
                <draw:g>
                  <svg:desc>results.A58:results.A5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2</text:p>
                <draw:g>
                  <svg:desc>results.A60:results.A6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72</text:p>
                <draw:g>
                  <svg:desc>results.A67:results.A6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82</text:p>
                <draw:g>
                  <svg:desc>results.A71:results.A71</svg:desc>
                </draw:g>
              </table:table-cell>
            </table:table-row>
          </table:table-header-rows>
          <table:table-rows>
            <table:table-row>
              <table:table-cell office:value-type="float" office:value="0.048777">
                <text:p>0.048777</text:p>
                <draw:g>
                  <svg:desc>results.C14:results.C25</svg:desc>
                </draw:g>
              </table:table-cell>
              <table:table-cell office:value-type="float" office:value="20">
                <text:p>20</text:p>
                <draw:g>
                  <svg:desc>results.B14:results.B25</svg:desc>
                </draw:g>
              </table:table-cell>
              <table:table-cell office:value-type="float" office:value="0.048777">
                <text:p>0.048777</text:p>
                <draw:g>
                  <svg:desc>results.C14:results.C25</svg:desc>
                </draw:g>
              </table:table-cell>
              <table:table-cell office:value-type="float" office:value="0.048777">
                <text:p>0.048777</text:p>
                <draw:g>
                  <svg:desc>results.C14:results.C25</svg:desc>
                </draw:g>
              </table:table-cell>
              <table:table-cell office:value-type="float" office:value="30">
                <text:p>30</text:p>
                <draw:g>
                  <svg:desc>results.B26:results.B35</svg:desc>
                </draw:g>
              </table:table-cell>
              <table:table-cell office:value-type="float" office:value="0.130546">
                <text:p>0.130546</text:p>
                <draw:g>
                  <svg:desc>results.C26:results.C35</svg:desc>
                </draw:g>
              </table:table-cell>
              <table:table-cell office:value-type="float" office:value="40">
                <text:p>40</text:p>
                <draw:g>
                  <svg:desc>results.B36:results.B44</svg:desc>
                </draw:g>
              </table:table-cell>
              <table:table-cell office:value-type="float" office:value="0.209122">
                <text:p>0.209122</text:p>
                <draw:g>
                  <svg:desc>results.C36:results.C44</svg:desc>
                </draw:g>
              </table:table-cell>
              <table:table-cell office:value-type="float" office:value="50">
                <text:p>50</text:p>
                <draw:g>
                  <svg:desc>results.B45:results.B52</svg:desc>
                </draw:g>
              </table:table-cell>
              <table:table-cell office:value-type="float" office:value="0.221485">
                <text:p>0.221485</text:p>
                <draw:g>
                  <svg:desc>results.C45:results.C52</svg:desc>
                </draw:g>
              </table:table-cell>
              <table:table-cell office:value-type="float" office:value="60">
                <text:p>60</text:p>
                <draw:g>
                  <svg:desc>results.B53:results.B59</svg:desc>
                </draw:g>
              </table:table-cell>
              <table:table-cell office:value-type="float" office:value="0.466374">
                <text:p>0.466374</text:p>
                <draw:g>
                  <svg:desc>results.C53:results.C59</svg:desc>
                </draw:g>
              </table:table-cell>
              <table:table-cell office:value-type="float" office:value="70">
                <text:p>70</text:p>
                <draw:g>
                  <svg:desc>results.B60:results.B65</svg:desc>
                </draw:g>
              </table:table-cell>
              <table:table-cell office:value-type="float" office:value="0.416215">
                <text:p>0.416215</text:p>
                <draw:g>
                  <svg:desc>results.C60:results.C65</svg:desc>
                </draw:g>
              </table:table-cell>
              <table:table-cell office:value-type="float" office:value="80">
                <text:p>80</text:p>
                <draw:g>
                  <svg:desc>results.B66:results.B70</svg:desc>
                </draw:g>
              </table:table-cell>
              <table:table-cell office:value-type="float" office:value="0.556661">
                <text:p>0.556661</text:p>
                <draw:g>
                  <svg:desc>results.C66:results.C70</svg:desc>
                </draw:g>
              </table:table-cell>
              <table:table-cell office:value-type="float" office:value="90">
                <text:p>90</text:p>
                <draw:g>
                  <svg:desc>results.B71:results.B74</svg:desc>
                </draw:g>
              </table:table-cell>
              <table:table-cell office:value-type="float" office:value="0.670104">
                <text:p>0.670104</text:p>
                <draw:g>
                  <svg:desc>results.C71:results.C74</svg:desc>
                </draw:g>
              </table:table-cell>
            </table:table-row>
            <table:table-row>
              <table:table-cell office:value-type="float" office:value="0.080543">
                <text:p>0.080543</text:p>
              </table:table-cell>
              <table:table-cell office:value-type="float" office:value="30">
                <text:p>30</text:p>
              </table:table-cell>
              <table:table-cell office:value-type="float" office:value="0.080543">
                <text:p>0.080543</text:p>
              </table:table-cell>
              <table:table-cell office:value-type="float" office:value="0.080543">
                <text:p>0.080543</text:p>
              </table:table-cell>
              <table:table-cell office:value-type="float" office:value="40">
                <text:p>40</text:p>
              </table:table-cell>
              <table:table-cell office:value-type="float" office:value="0.209475">
                <text:p>0.209475</text:p>
              </table:table-cell>
              <table:table-cell office:value-type="float" office:value="50">
                <text:p>50</text:p>
              </table:table-cell>
              <table:table-cell office:value-type="float" office:value="0.226444">
                <text:p>0.226444</text:p>
              </table:table-cell>
              <table:table-cell office:value-type="float" office:value="60">
                <text:p>60</text:p>
              </table:table-cell>
              <table:table-cell office:value-type="float" office:value="0.307495">
                <text:p>0.307495</text:p>
              </table:table-cell>
              <table:table-cell office:value-type="float" office:value="70">
                <text:p>70</text:p>
              </table:table-cell>
              <table:table-cell office:value-type="float" office:value="0.602088">
                <text:p>0.602088</text:p>
              </table:table-cell>
              <table:table-cell office:value-type="float" office:value="80">
                <text:p>80</text:p>
              </table:table-cell>
              <table:table-cell office:value-type="float" office:value="0.551021">
                <text:p>0.551021</text:p>
              </table:table-cell>
              <table:table-cell office:value-type="float" office:value="90">
                <text:p>90</text:p>
              </table:table-cell>
              <table:table-cell office:value-type="float" office:value="0.672467">
                <text:p>0.672467</text:p>
              </table:table-cell>
              <table:table-cell office:value-type="float" office:value="100">
                <text:p>100</text:p>
              </table:table-cell>
              <table:table-cell office:value-type="float" office:value="0.838472">
                <text:p>0.838472</text:p>
              </table:table-cell>
            </table:table-row>
            <table:table-row>
              <table:table-cell office:value-type="float" office:value="0.148892">
                <text:p>0.148892</text:p>
              </table:table-cell>
              <table:table-cell office:value-type="float" office:value="40">
                <text:p>40</text:p>
              </table:table-cell>
              <table:table-cell office:value-type="float" office:value="0.148892">
                <text:p>0.148892</text:p>
              </table:table-cell>
              <table:table-cell office:value-type="float" office:value="0.148892">
                <text:p>0.148892</text:p>
              </table:table-cell>
              <table:table-cell office:value-type="float" office:value="50">
                <text:p>50</text:p>
              </table:table-cell>
              <table:table-cell office:value-type="float" office:value="0.218515">
                <text:p>0.218515</text:p>
              </table:table-cell>
              <table:table-cell office:value-type="float" office:value="60">
                <text:p>60</text:p>
              </table:table-cell>
              <table:table-cell office:value-type="float" office:value="0.308155">
                <text:p>0.308155</text:p>
              </table:table-cell>
              <table:table-cell office:value-type="float" office:value="70">
                <text:p>70</text:p>
              </table:table-cell>
              <table:table-cell office:value-type="float" office:value="0.421519">
                <text:p>0.421519</text:p>
              </table:table-cell>
              <table:table-cell office:value-type="float" office:value="80">
                <text:p>80</text:p>
              </table:table-cell>
              <table:table-cell office:value-type="float" office:value="0.597263">
                <text:p>0.597263</text:p>
              </table:table-cell>
              <table:table-cell office:value-type="float" office:value="90">
                <text:p>90</text:p>
              </table:table-cell>
              <table:table-cell office:value-type="float" office:value="0.673704">
                <text:p>0.673704</text:p>
              </table:table-cell>
              <table:table-cell office:value-type="float" office:value="100">
                <text:p>100</text:p>
              </table:table-cell>
              <table:table-cell office:value-type="float" office:value="0.83121">
                <text:p>0.83121</text:p>
              </table:table-cell>
              <table:table-cell office:value-type="float" office:value="110">
                <text:p>110</text:p>
              </table:table-cell>
              <table:table-cell office:value-type="float" office:value="1.418753">
                <text:p>1.418753</text:p>
              </table:table-cell>
            </table:table-row>
            <table:table-row>
              <table:table-cell office:value-type="float" office:value="0.316743">
                <text:p>0.316743</text:p>
              </table:table-cell>
              <table:table-cell office:value-type="float" office:value="50">
                <text:p>50</text:p>
              </table:table-cell>
              <table:table-cell office:value-type="float" office:value="0.316743">
                <text:p>0.316743</text:p>
              </table:table-cell>
              <table:table-cell office:value-type="float" office:value="0.316743">
                <text:p>0.316743</text:p>
              </table:table-cell>
              <table:table-cell office:value-type="float" office:value="60">
                <text:p>60</text:p>
              </table:table-cell>
              <table:table-cell office:value-type="float" office:value="0.437345">
                <text:p>0.437345</text:p>
              </table:table-cell>
              <table:table-cell office:value-type="float" office:value="70">
                <text:p>70</text:p>
              </table:table-cell>
              <table:table-cell office:value-type="float" office:value="0.47033">
                <text:p>0.47033</text:p>
              </table:table-cell>
              <table:table-cell office:value-type="float" office:value="80">
                <text:p>80</text:p>
              </table:table-cell>
              <table:table-cell office:value-type="float" office:value="0.786387">
                <text:p>0.786387</text:p>
              </table:table-cell>
              <table:table-cell office:value-type="float" office:value="90">
                <text:p>90</text:p>
              </table:table-cell>
              <table:table-cell office:value-type="float" office:value="0.654753">
                <text:p>0.654753</text:p>
              </table:table-cell>
              <table:table-cell office:value-type="float" office:value="100">
                <text:p>100</text:p>
              </table:table-cell>
              <table:table-cell office:value-type="float" office:value="1.212718">
                <text:p>1.212718</text:p>
              </table:table-cell>
              <table:table-cell office:value-type="float" office:value="110">
                <text:p>110</text:p>
              </table:table-cell>
              <table:table-cell office:value-type="float" office:value="1.426009">
                <text:p>1.426009</text:p>
              </table:table-cell>
              <table:table-cell office:value-type="float" office:value="120">
                <text:p>120</text:p>
              </table:table-cell>
              <table:table-cell office:value-type="float" office:value="1.190159">
                <text:p>1.190159</text:p>
              </table:table-cell>
            </table:table-row>
            <table:table-row>
              <table:table-cell office:value-type="float" office:value="0.303792">
                <text:p>0.303792</text:p>
              </table:table-cell>
              <table:table-cell office:value-type="float" office:value="60">
                <text:p>60</text:p>
              </table:table-cell>
              <table:table-cell office:value-type="float" office:value="0.303792">
                <text:p>0.303792</text:p>
              </table:table-cell>
              <table:table-cell office:value-type="float" office:value="0.303792">
                <text:p>0.303792</text:p>
              </table:table-cell>
              <table:table-cell office:value-type="float" office:value="70">
                <text:p>70</text:p>
              </table:table-cell>
              <table:table-cell office:value-type="float" office:value="0.442004">
                <text:p>0.442004</text:p>
              </table:table-cell>
              <table:table-cell office:value-type="float" office:value="80">
                <text:p>80</text:p>
              </table:table-cell>
              <table:table-cell office:value-type="float" office:value="0.520254">
                <text:p>0.520254</text:p>
              </table:table-cell>
              <table:table-cell office:value-type="float" office:value="90">
                <text:p>90</text:p>
              </table:table-cell>
              <table:table-cell office:value-type="float" office:value="0.693636">
                <text:p>0.693636</text:p>
              </table:table-cell>
              <table:table-cell office:value-type="float" office:value="100">
                <text:p>100</text:p>
              </table:table-cell>
              <table:table-cell office:value-type="float" office:value="0.828765">
                <text:p>0.828765</text:p>
              </table:table-cell>
              <table:table-cell office:value-type="float" office:value="110">
                <text:p>110</text:p>
              </table:table-cell>
              <table:table-cell office:value-type="float" office:value="0.995358">
                <text:p>0.995358</text:p>
              </table:table-cell>
              <table:table-cell office:value-type="float" office:value="120">
                <text:p>120</text:p>
              </table:table-cell>
              <table:table-cell office:value-type="float" office:value="1.168986">
                <text:p>1.168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22749">
                <text:p>0.222749</text:p>
              </table:table-cell>
              <table:table-cell office:value-type="float" office:value="70">
                <text:p>70</text:p>
              </table:table-cell>
              <table:table-cell office:value-type="float" office:value="0.222749">
                <text:p>0.222749</text:p>
              </table:table-cell>
              <table:table-cell office:value-type="float" office:value="0.222749">
                <text:p>0.222749</text:p>
              </table:table-cell>
              <table:table-cell office:value-type="float" office:value="80">
                <text:p>80</text:p>
              </table:table-cell>
              <table:table-cell office:value-type="float" office:value="0.287791">
                <text:p>0.287791</text:p>
              </table:table-cell>
              <table:table-cell office:value-type="float" office:value="90">
                <text:p>90</text:p>
              </table:table-cell>
              <table:table-cell office:value-type="float" office:value="0.648303">
                <text:p>0.648303</text:p>
              </table:table-cell>
              <table:table-cell office:value-type="float" office:value="100">
                <text:p>100</text:p>
              </table:table-cell>
              <table:table-cell office:value-type="float" office:value="0.460758">
                <text:p>0.460758</text:p>
              </table:table-cell>
              <table:table-cell office:value-type="float" office:value="110">
                <text:p>110</text:p>
              </table:table-cell>
              <table:table-cell office:value-type="float" office:value="1.002449">
                <text:p>1.002449</text:p>
              </table:table-cell>
              <table:table-cell office:value-type="float" office:value="120">
                <text:p>120</text:p>
              </table:table-cell>
              <table:table-cell office:value-type="float" office:value="1.672742">
                <text:p>1.67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1653">
                <text:p>0.761653</text:p>
              </table:table-cell>
              <table:table-cell office:value-type="float" office:value="80">
                <text:p>80</text:p>
              </table:table-cell>
              <table:table-cell office:value-type="float" office:value="0.761653">
                <text:p>0.761653</text:p>
              </table:table-cell>
              <table:table-cell office:value-type="float" office:value="0.761653">
                <text:p>0.761653</text:p>
              </table:table-cell>
              <table:table-cell office:value-type="float" office:value="90">
                <text:p>90</text:p>
              </table:table-cell>
              <table:table-cell office:value-type="float" office:value="0.944245">
                <text:p>0.944245</text:p>
              </table:table-cell>
              <table:table-cell office:value-type="float" office:value="100">
                <text:p>100</text:p>
              </table:table-cell>
              <table:table-cell office:value-type="float" office:value="1.163689">
                <text:p>1.163689</text:p>
              </table:table-cell>
              <table:table-cell office:value-type="float" office:value="110">
                <text:p>110</text:p>
              </table:table-cell>
              <table:table-cell office:value-type="float" office:value="0.547337">
                <text:p>0.547337</text:p>
              </table:table-cell>
              <table:table-cell office:value-type="float" office:value="120">
                <text:p>120</text:p>
              </table:table-cell>
              <table:table-cell office:value-type="float" office:value="1.161843">
                <text:p>1.16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5554">
                <text:p>0.955554</text:p>
              </table:table-cell>
              <table:table-cell office:value-type="float" office:value="90">
                <text:p>90</text:p>
              </table:table-cell>
              <table:table-cell office:value-type="float" office:value="0.955554">
                <text:p>0.955554</text:p>
              </table:table-cell>
              <table:table-cell office:value-type="float" office:value="0.955554">
                <text:p>0.955554</text:p>
              </table:table-cell>
              <table:table-cell office:value-type="float" office:value="100">
                <text:p>100</text:p>
              </table:table-cell>
              <table:table-cell office:value-type="float" office:value="0.814354">
                <text:p>0.814354</text:p>
              </table:table-cell>
              <table:table-cell office:value-type="float" office:value="110">
                <text:p>110</text:p>
              </table:table-cell>
              <table:table-cell office:value-type="float" office:value="0.984654">
                <text:p>0.984654</text:p>
              </table:table-cell>
              <table:table-cell office:value-type="float" office:value="120">
                <text:p>120</text:p>
              </table:table-cell>
              <table:table-cell office:value-type="float" office:value="0.658646">
                <text:p>0.658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2008">
                <text:p>0.82008</text:p>
              </table:table-cell>
              <table:table-cell office:value-type="float" office:value="100">
                <text:p>100</text:p>
              </table:table-cell>
              <table:table-cell office:value-type="float" office:value="0.82008">
                <text:p>0.82008</text:p>
              </table:table-cell>
              <table:table-cell office:value-type="float" office:value="0.82008">
                <text:p>0.82008</text:p>
              </table:table-cell>
              <table:table-cell office:value-type="float" office:value="110">
                <text:p>110</text:p>
              </table:table-cell>
              <table:table-cell office:value-type="float" office:value="1.401307">
                <text:p>1.401307</text:p>
              </table:table-cell>
              <table:table-cell office:value-type="float" office:value="120">
                <text:p>120</text:p>
              </table:table-cell>
              <table:table-cell office:value-type="float" office:value="0.642887">
                <text:p>0.64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67451">
                <text:p>0.967451</text:p>
              </table:table-cell>
              <table:table-cell office:value-type="float" office:value="110">
                <text:p>110</text:p>
              </table:table-cell>
              <table:table-cell office:value-type="float" office:value="0.967451">
                <text:p>0.967451</text:p>
              </table:table-cell>
              <table:table-cell office:value-type="float" office:value="0.967451">
                <text:p>0.967451</text:p>
              </table:table-cell>
              <table:table-cell office:value-type="float" office:value="120">
                <text:p>120</text:p>
              </table:table-cell>
              <table:table-cell office:value-type="float" office:value="1.138468">
                <text:p>1.13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0946">
                <text:p>0.650946</text:p>
              </table:table-cell>
              <table:table-cell office:value-type="float" office:value="120">
                <text:p>120</text:p>
              </table:table-cell>
              <table:table-cell office:value-type="float" office:value="0.650946">
                <text:p>0.650946</text:p>
              </table:table-cell>
              <table:table-cell office:value-type="float" office:value="0.650946">
                <text:p>0.65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24158">
                <text:p>1.324158</text:p>
              </table:table-cell>
              <table:table-cell office:value-type="float" office:value="130">
                <text:p>130</text:p>
              </table:table-cell>
              <table:table-cell office:value-type="float" office:value="1.324158">
                <text:p>1.324158</text:p>
              </table:table-cell>
              <table:table-cell office:value-type="float" office:value="1.324158">
                <text:p>1.32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